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16in" text:min-label-width="0.25in"/>
      </text:list-level-style-number>
      <text:list-level-style-number text:level="2" style:num-suffix="." style:num-format="a" style:num-letter-sync="true">
        <style:list-level-properties text:space-before="1.2416in" text:min-label-width="0.25in"/>
      </text:list-level-style-number>
      <text:list-level-style-number text:level="3" style:num-suffix="." style:num-format="i">
        <style:list-level-properties fo:text-align="end" text:space-before="1.8666in" text:min-label-width="0.125in"/>
      </text:list-level-style-number>
      <text:list-level-style-number text:level="4" style:num-suffix="." style:num-format="1">
        <style:list-level-properties text:space-before="2.2416in" text:min-label-width="0.25in"/>
      </text:list-level-style-number>
      <text:list-level-style-number text:level="5" style:num-suffix="." style:num-format="a" style:num-letter-sync="true">
        <style:list-level-properties text:space-before="2.7416in" text:min-label-width="0.25in"/>
      </text:list-level-style-number>
      <text:list-level-style-number text:level="6" style:num-suffix="." style:num-format="i">
        <style:list-level-properties fo:text-align="end" text:space-before="3.3666in" text:min-label-width="0.125in"/>
      </text:list-level-style-number>
      <text:list-level-style-number text:level="7" style:num-suffix="." style:num-format="1">
        <style:list-level-properties text:space-before="3.7416in" text:min-label-width="0.25in"/>
      </text:list-level-style-number>
      <text:list-level-style-number text:level="8" style:num-suffix="." style:num-format="a" style:num-letter-sync="true">
        <style:list-level-properties text:space-before="4.2416in" text:min-label-width="0.25in"/>
      </text:list-level-style-number>
      <text:list-level-style-number text:level="9" style:num-suffix="." style:num-format="i">
        <style:list-level-properties fo:text-align="end" text:space-before="4.8666in" text:min-label-width="0.125in"/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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>
      <style:paragraph-properties fo:break-before="page"/>
    </style:style>
    <style:style style:name="P3" style:parent-style-name="Normal" style:family="paragraph">
      <style:text-properties style:language-asian="fr" style:country-asian="FR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0" style:parent-style-name="Titre1" style:family="paragraph">
      <style:paragraph-properties fo:break-before="page"/>
    </style:style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Titre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</office:automatic-styles>
  <office:body>
    <office:text text:use-soft-page-breaks="true">
      <text:p text:style-name="P1">Module<text:s/>Redirect</text:p>
      <text:p text:style-name="Normal"/>
      <text:p text:style-name="Normal"/>
      <text:list text:style-name="LFO9" text:continue-numbering="true">
        <text:list-item>
          <text:p text:style-name="P2"/>
        </text:list-item>
      </text:list>
      <text:list text:style-name="LFO8" text:continue-numbering="true">
        <text:list-item>
          <text:p text:style-name="En-têtedetabledesmatières">Table des matières</text:p>
        </text:list-item>
      </text:list>
      <text:p text:style-name="P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13282674" office:target-frame-name="_top" xlink:show="replace"><text:span text:style-name="Lienhypertexte">Description</text:span><text:tab/>1</text:a></text:p>
          <text:p text:style-name="P5"><text:a xlink:href="#_Toc313282675" office:target-frame-name="_top" xlink:show="replace"><text:span text:style-name="Lienhypertexte">Spécification</text:span><text:tab/>1</text:a></text:p>
          <text:p text:style-name="P6"><text:a xlink:href="#_Toc313282676" office:target-frame-name="_top" xlink:show="replace"><text:span text:style-name="Lienhypertexte">Implémentation technique</text:span><text:tab/>1</text:a></text:p>
          <text:p text:style-name="P7"><text:a xlink:href="#_Toc313282677" office:target-frame-name="_top" xlink:show="replace"><text:span text:style-name="Lienhypertexte">Pistes d’évolution</text:span><text:tab/>1</text:a></text:p>
          <text:p text:style-name="P8"><text:a xlink:href="#_Toc313282678" office:target-frame-name="_top" xlink:show="replace"><text:span text:style-name="Lienhypertexte">Générer un .htaccess</text:span><text:tab/>1</text:a></text:p>
          <text:p text:style-name="P9"><text:a xlink:href="#_Toc313282679" office:target-frame-name="_top" xlink:show="replace"><text:span text:style-name="Lienhypertexte">Intégrer les changements de routes</text:span><text:tab/>2</text:a></text:p>
        </text:index-body>
      </text:table-of-content>
      <text:p text:style-name="Normal"/>
      <text:p text:style-name="Normal"/>
      <text:p text:style-name="Normal"><text:bookmark-start text:name="_Toc313282674"/></text:p>
      <text:soft-page-break/>
      <text:h text:style-name="P10" text:outline-level="1">Description<text:bookmark-end text:name="_Toc313282674"/></text:h>
      <text:p text:style-name="Normal">Le module<text:s/>redirect<text:s/>est un module dont le but est de faciliter le référencement des sites web dont les urls sont amenées à des modifications fréquentes.</text:p>
      <text:h text:style-name="Titre1" text:outline-level="1"><text:bookmark-start text:name="_Toc313282675"/>Spécification<text:bookmark-end text:name="_Toc313282675"/></text:h>
      <text:list text:style-name="LFO3" text:continue-numbering="true">
        <text:list-item>
          <text:p text:style-name="P11">Le module doit loguer toutes les 404<text:s/>du site pour avoir un état des lieux des erreurs de parcours sur le site web.</text:p>
        </text:list-item>
        <text:list-item>
          <text:p text:style-name="P12">Le backoffice doit permettre de créer des redirections à la volée vers une autre url. Chaque redirection peut-être typée : 301/302/303/410 (permanent/temp/seeother/gone)</text:p>
        </text:list-item>
        <text:list-item>
          <text:p text:style-name="P13">Le module détecte les changements<text:s/>de permalink (suite à un changement de slug par exemple) et génère les redirections de manière automatique<text:s/>vers la nouvelle url.</text:p>
        </text:list-item>
      </text:list>
      <text:p text:style-name="Normal">Toutes les redirections du module<text:s/>ne doivent pas surcharger les urls<text:s/>et les routes<text:s/>du site.</text:p>
      <text:h text:style-name="Titre1" text:outline-level="1"><text:bookmark-start text:name="_Toc313282676"/>Implémentation technique<text:bookmark-end text:name="_Toc313282676"/></text:h>
      <text:p text:style-name="Normal">Plugin controller :<text:s/></text:p>
      <text:list text:style-name="LFO6" text:continue-numbering="true">
        <text:list-item>
          <text:p text:style-name="P14">En postDispatch on vérifie si la réponse<text:s/>à une erreur</text:p>
          <text:list text:continue-numbering="true">
            <text:list-item>
              <text:p text:style-name="P15">Si elle existe en base, on redirige vers l’url enregistrée dans le backoffice</text:p>
            </text:list-item>
            <text:list-item>
              <text:p text:style-name="P16">Si elle n’existe pas, on l’enregistre en base de<text:s/>données</text:p>
            </text:list-item>
          </text:list>
        </text:list-item>
      </text:list>
      <text:h text:style-name="Titre1" text:outline-level="1"><text:bookmark-start text:name="_Toc313282677"/>Pistes d’évolution<text:bookmark-end text:name="_Toc313282677"/></text:h>
      <text:h text:style-name="P17" text:outline-level="2">Trouver un autre nom de module</text:h>
      <text:p text:style-name="P18">« History »<text:s/>peut sembler confusant, et ressemble plus à un nom de module pour<text:s/>du versionning.</text:p>
      <text:list text:style-name="LFO10" text:continue-numbering="true">
        <text:list-item>
          <text:p text:style-name="P19">Module redirect</text:p>
        </text:list-item>
      </text:list>
      <text:h text:style-name="Titre2" text:outline-level="2"><text:bookmark-start text:name="_Toc313282678"/>Générer un .htaccess<text:bookmark-end text:name="_Toc313282678"/></text:h>
      <text:p text:style-name="Normal">Faire le pour et contre en fonction du gain<text:s/>vs<text:s/>problème de stabilité<text:s/>de la plateforme.</text:p>
      <text:h text:style-name="Titre2" text:outline-level="2"><text:bookmark-start text:name="_Toc313282679"/>Intégrer les changements de routes<text:bookmark-end text:name="_Toc313282679"/></text:h>
      <text:p text:style-name="Normal">Idée :<text:s/>faire une double passe.</text:p>
      <text:list text:style-name="LFO1" text:continue-numbering="true">
        <text:list-item>
          <text:p text:style-name="P20">on lance un script avant</text:p>
        </text:list-item>
        <text:list-item>
          <text:p text:style-name="P21">on met à jour les routes/le site web</text:p>
        </text:list-item>
        <text:list-item>
          <text:p text:style-name="P22">on lance le script après</text:p>
        </text:list-item>
        <text:list-item>
          <text:p text:style-name="P23">le module compare les anciennes urls avec les nouvelles urls</text:p>
        </text:list-item>
      </text:list>
      <text:h text:style-name="Titre2" text:outline-level="2">Import de CSV pour faire du<text:s/>« mass redirect »</text:h>
      <text:p text:style-name="Normal">Export<text:s/>des<text:s/>404 non traitées<text:s/>puis import du<text:s/>résultat.</text:p>
      <text:soft-page-break/>
      <text:h text:style-name="Titre2" text:outline-level="2">Possibilité de surcharger les routes du site</text:h>
      <text:p text:style-name="Normal">En preDispatch<text:s/>on fait une redirection même si<text:s/>une route match.</text:p>
      <text:h text:style-name="Titre2" text:outline-level="2">Détection de conflit</text:h>
      <text:p text:style-name="Normal">Avec des recherches dans la pile du module history ainsi<text:s/>qu’en tentant de faire un match sur le Centurion_Controller_Rou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.1666in" fo:margin-left="0.4958in" fo:text-indent="-0.2479in">
        <style:tab-stops/>
      </style:paragraph-properties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.0833in" fo:margin-left="0.9881in" fo:text-indent="-0.2479in">
        <style:tab-stops/>
      </style:paragraph-properties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list-style-name="LFO8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 fo:text-align="end" text:space-before="0.25in" text:min-label-width="0.25in"/>
      </text:outline-level-style>
      <text:outline-level-style text:level="2" style:num-suffix="." style:num-format="1">
        <style:list-level-properties text:space-before="0.7416in" text:min-label-width="0.25in"/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8">
      <text:list-level-style-number text:level="1" style:num-suffix="." style:num-format="I">
        <style:list-level-properties fo:text-align="end"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7416in" text:min-label-width="0.25in"/>
      </text:list-level-style-number>
      <text:list-level-style-number text:level="2" style:num-suffix="." style:num-format="a" style:num-letter-sync="true">
        <style:list-level-properties text:space-before="1.2416in" text:min-label-width="0.25in"/>
      </text:list-level-style-number>
      <text:list-level-style-number text:level="3" style:num-suffix="." style:num-format="i">
        <style:list-level-properties fo:text-align="end" text:space-before="1.8666in" text:min-label-width="0.125in"/>
      </text:list-level-style-number>
      <text:list-level-style-number text:level="4" style:num-suffix="." style:num-format="1">
        <style:list-level-properties text:space-before="2.2416in" text:min-label-width="0.25in"/>
      </text:list-level-style-number>
      <text:list-level-style-number text:level="5" style:num-suffix="." style:num-format="a" style:num-letter-sync="true">
        <style:list-level-properties text:space-before="2.7416in" text:min-label-width="0.25in"/>
      </text:list-level-style-number>
      <text:list-level-style-number text:level="6" style:num-suffix="." style:num-format="i">
        <style:list-level-properties fo:text-align="end" text:space-before="3.3666in" text:min-label-width="0.125in"/>
      </text:list-level-style-number>
      <text:list-level-style-number text:level="7" style:num-suffix="." style:num-format="1">
        <style:list-level-properties text:space-before="3.7416in" text:min-label-width="0.25in"/>
      </text:list-level-style-number>
      <text:list-level-style-number text:level="8" style:num-suffix="." style:num-format="a" style:num-letter-sync="true">
        <style:list-level-properties text:space-before="4.2416in" text:min-label-width="0.25in"/>
      </text:list-level-style-number>
      <text:list-level-style-number text:level="9" style:num-suffix="." style:num-format="i">
        <style:list-level-properties fo:text-align="end" text:space-before="4.8666in" text:min-label-width="0.125in"/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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urent</meta:initial-creator>
    <dc:creator>Laurent</dc:creator>
    <meta:creation-date>2012-02-06T10:32:00Z</meta:creation-date>
    <dc:date>2012-02-06T10:32:00Z</dc:date>
    <meta:template xlink:href="Normal.dotm" xlink:type="simple"/>
    <meta:editing-cycles>2</meta:editing-cycles>
    <meta:editing-duration>PT0S</meta:editing-duration>
    <meta:document-statistic meta:page-count="4" meta:paragraph-count="4" meta:word-count="365" meta:character-count="2373" meta:row-count="16" meta:non-whitespace-character-count="2012"/>
  </office:meta>
</office:document-meta>
</file>